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8.4484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7.36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4.7173in"/>
    </style:style>
    <style:style style:name="co8" style:family="table-column">
      <style:table-column-properties fo:break-before="auto" style:column-width="5.8327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2252in"/>
    </style:style>
    <style:style style:name="co14" style:family="table-column">
      <style:table-column-properties fo:break-before="auto" style:column-width="3.1409in"/>
    </style:style>
    <style:style style:name="co15" style:family="table-column">
      <style:table-column-properties fo:break-before="auto" style:column-width="11.5256in"/>
    </style:style>
    <style:style style:name="co16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1.05pt double #000000" style:border-line-width="0.0047in 0.0047in 0.0047in"/>
    </style:style>
    <style:style style:name="ce32" style:family="table-cell" style:parent-style-name="Default" style:data-style-name="N10036">
      <style:table-cell-properties style:text-align-source="fix" style:repeat-content="false" fo:border="1.05pt double #000000" style:border-line-width="0.0047in 0.0047in 0.0047in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36">
      <style:table-cell-properties fo:border="1.05pt double #000000" style:border-line-width="0.0047in 0.0047in 0.0047in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PRE-CONCEPTION GOALS CHECK</text:p>
          </table:table-cell>
          <table:covered-table-cell table:style-name="ce18"/>
          <table:table-cell table:style-name="ce14" table:number-columns-spanned="2" table:number-rows-spanned="1"/>
          <table:covered-table-cell/>
          <table:table-cell table:style-name="ce24"/>
        </table:table-row>
        <table:table-row table:style-name="ro1">
          <table:table-cell table:style-name="ce13"/>
          <table:table-cell table:style-name="ce2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15"/>
          <table:table-cell table:style-name="ce2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30" office:value-type="string" calcext:value-type="string" table:number-columns-spanned="1" table:number-rows-spanned="6">
            <text:p>This being the first iteration, the goals do not appl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covered-table-cell/>
          <table:table-cell table:number-columns-repeated="3"/>
        </table:table-row>
      </table:table>
      <table:table table:name="Conception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1" table:number-columns-repeated="7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CONCEPTION PHASE</text:p>
          </table:table-cell>
          <table:covered-table-cell table:style-name="ce18"/>
          <table:table-cell table:style-name="ce14" table:number-columns-spanned="2" table:number-rows-spanned="1"/>
          <table:covered-table-cell table:style-name="Default"/>
          <table:table-cell table:style-name="ce24"/>
          <table:table-cell table:number-columns-repeated="7"/>
        </table:table-row>
        <table:table-row table:style-name="ro1">
          <table:table-cell table:style-name="ce13"/>
          <table:table-cell table:style-name="ce25" office:value-type="string" calcext:value-type="string" table:number-columns-spanned="2" table:number-rows-spanned="1">
            <text:p>Started: 01.01.1970</text:p>
          </table:table-cell>
          <table:covered-table-cell table:style-name="ce19"/>
          <table:table-cell table:style-name="ce25"/>
          <table:table-cell table:style-name="ce23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al</text:p>
          </table:table-cell>
          <table:table-cell table:style-name="ce2" office:value-type="string" calcext:value-type="string">
            <text:p>Define a goal for my free time</text:p>
          </table:table-cell>
          <table:table-cell/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inished by</text:p>
          </table:table-cell>
          <table:table-cell table:style-name="ce32" office:value-type="date" office:date-value="2021-05-01" calcext:value-type="date">
            <text:p>01.05.2021</text:p>
          </table:table-cell>
          <table:table-cell/>
          <table:table-cell office:value-type="string" calcext:value-type="string">
            <text:p>Result is a document that will be included on every further project</text:p>
          </table:table-cell>
          <table:table-cell office:value-type="string" calcext:value-type="string">
            <text:p>My own free 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sult → defines what I should do and what I shouldn’t do on my free tim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is a guideline to compare what I do again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does not define what, it defines what for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2"/>
          <table:table-cell table:number-columns-repeated="2"/>
          <table:table-cell table:style-name="ce17" table:number-columns-repeated="7"/>
        </table:table-row>
        <table:table-row table:style-name="ro1">
          <table:table-cell/>
          <table:table-cell table:style-name="ce17"/>
          <table:table-cell table:style-name="ce22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1">- “Finished by” does not have to necessarily be accurate yet. Modify it after Planning is ready.</text:span></text:p>
            <text:p><text:span text:style-name="T1">- Scope is needed above all to define what your Goal is NOT. Bear that in mind throughout the whole project.</text:span></text:p>
            <text:p><text:span text:style-name="T1">- Add as much as you can to both Scope and Dependencies, even if it’s obvious.</text:span></text:p>
          </table:table-cell>
          <table:table-cell table:style-name="ce1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9" table:default-cell-style-name="ce7"/>
        <table:table-column table:style-name="co1" table:default-cell-style-name="ce10"/>
        <table:table-column table:style-name="co10" table:default-cell-style-name="ce7"/>
        <table:table-column table:style-name="co11" table:default-cell-style-name="ce10"/>
        <table:table-column table:style-name="co1" table:default-cell-style-name="ce7"/>
        <table:table-column table:style-name="co1" table:default-cell-style-name="ce10"/>
        <table:table-column table:style-name="co12" table:default-cell-style-name="ce7"/>
        <table:table-column table:style-name="co12" table:default-cell-style-name="ce10"/>
        <table:table-column table:style-name="co12" table:default-cell-style-name="ce7"/>
        <table:table-column table:style-name="co12" table:default-cell-style-name="ce10"/>
        <table:table-column table:style-name="co12" table:default-cell-style-name="ce7"/>
        <table:table-column table:style-name="co12" table:default-cell-style-name="ce10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PLANNING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7" table:number-columns-repeated="12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11"/>
        </table:table-row>
        <table:table-row table:style-name="ro2">
          <table:table-cell/>
          <table:table-cell table:style-name="ce17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1">- One column for the “Task name”, another one for “Time to Finish”</text:span></text:p>
            <text:p><text:span text:style-name="T1">- Any constraints to be taken into account can go into the “Time to Finish”</text:span></text:p>
            <text:p><text:span text:style-name="T1">- Task 1a is a sub-task of Task 1 because it can only start after Task 1 is done</text:span></text:p>
            <text:p><text:span text:style-name="T1">- Task 1 and Task 2 are independent from one another, therefore they go at the same level</text:span></text:p>
            <text:p><text:span text:style-name="T1">- “Finish by:” must be after the biggest time to finish on that column</text:span></text:p>
          </table:table-cell>
          <table:covered-table-cell table:number-columns-repeated="10" table:style-name="ce17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12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5.04.2021</text:p>
          </table:table-cell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</table:table-row>
        <table:table-row table:style-name="ro3">
          <table:table-cell/>
          <table:table-cell office:value-type="string" calcext:value-type="string">
            <text:p>Brainstorming</text:p>
            <text:p> of at least</text:p>
            <text:p>10 definitions</text:p>
          </table:table-cell>
          <table:table-cell office:value-type="string" calcext:value-type="string">
            <text:p>1 week</text:p>
          </table:table-cell>
          <table:table-cell table:number-columns-repeated="10"/>
        </table:table-row>
        <table:table-row table:style-name="ro4">
          <table:table-cell table:number-columns-repeated="3"/>
          <table:table-cell office:value-type="string" calcext:value-type="string">
            <text:p>Choose </text:p>
            <text:p>a shortlist</text:p>
            <text:p> and create </text:p>
            <text:p> document</text:p>
          </table:table-cell>
          <table:table-cell office:value-type="string" calcext:value-type="string">
            <text:p>2 days</text:p>
            <text:p>- 12-04 and 13.04</text:p>
            <text:p>Availability is short</text:p>
          </table:table-cell>
          <table:table-cell table:number-columns-repeated="8"/>
        </table:table-row>
        <table:table-row table:style-name="ro5">
          <table:table-cell table:number-columns-repeated="5"/>
          <table:table-cell office:value-type="string" calcext:value-type="string">
            <text:p>Review </text:p>
            <text:p>Document</text:p>
          </table:table-cell>
          <table:table-cell office:value-type="string" calcext:value-type="string">
            <text:p>1 day</text:p>
          </table:table-cell>
          <table:table-cell table:number-columns-repeated="6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ecution, Control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1" table:number-columns-repeated="10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Note</text:p>
          </table:table-cell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Brainstorming</text:p>
            <text:p> of at least</text:p>
            <text:p>10 definitions</text:p>
          </table:table-cell>
          <table:table-cell office:value-type="string" calcext:value-type="string">
            <text:p>Need to take into account time available better</text:p>
          </table:table-cell>
          <table:table-cell table:number-columns-repeated="10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6" table:default-cell-style-name="Default"/>
        <table:table-column table:style-name="co15" table:default-cell-style-name="ce12"/>
        <table:table-column table:style-name="co1" table:number-columns-repeated="11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25"/>
          <table:table-cell table:style-name="ce26" office:value-type="string" calcext:value-type="string">
            <text:p>Started: 01.01.1970</text:p>
          </table:table-cell>
          <table:table-cell table:style-name="ce19"/>
          <table:table-cell table:style-name="ce23"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No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 would be great to find techniques on defining the scope</text:p>
          </table:table-cell>
          <table:table-cell table:number-columns-repeated="11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21:28:34.74528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07T21:34:26.035492145</dc:date>
    <meta:editing-duration>PT19M49S</meta:editing-duration>
    <meta:editing-cycles>5</meta:editing-cycles>
    <meta:generator>LibreOffice/6.4.6.2$Linux_X86_64 LibreOffice_project/40$Build-2</meta:generator>
    <meta:document-statistic meta:table-count="5" meta:cell-count="50" meta:object-count="0"/>
  </office:meta>
</office:document-meta>
</file>